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1844" officeooo:paragraph-rsid="00131844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officeooo:rsid="00131844" officeooo:paragraph-rsid="00131844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31844" officeooo:paragraph-rsid="00131844" style:font-weight-asian="bold" style:font-weight-complex="bold"/>
    </style:style>
    <style:style style:name="P4" style:family="paragraph" style:parent-style-name="Standard">
      <style:text-properties fo:font-size="11pt" fo:language="zxx" fo:country="none" style:text-underline-style="none" fo:font-weight="normal" officeooo:rsid="0010d32e" officeooo:paragraph-rsid="00131844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variant="normal" fo:text-transform="none" fo:color="#202122" fo:letter-spacing="normal"/>
    </style:style>
    <style:style style:name="T4" style:family="text">
      <style:text-properties fo:font-variant="normal" fo:text-transform="none" fo:color="#202122" fo:letter-spacing="normal" officeooo:rsid="0019c9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de:</text:p>
      <text:p text:style-name="P2"/>
      <text:p text:style-name="P1">console.log('Hello world! This is considerably easier than Java.')</text:p>
      <text:p text:style-name="P1"/>
      <text:p text:style-name="P3">Explanation:</text:p>
      <text:p text:style-name="P3"><text:span text:style-name="T2"/></text:p>
      <text:p text:style-name="P4"><text:span text:style-name="T3">– </text:span><text:span text:style-name="T4">Line #1 prints 'Hello world! This is considerably easier than Java.'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1S</meta:editing-duration>
    <meta:editing-cycles>3</meta:editing-cycles>
    <meta:generator>LibreOffice/5.0.4.2$Windows_x86 LibreOffice_project/2b9802c1994aa0b7dc6079e128979269cf95bc78</meta:generator>
    <dc:date>2022-07-04T12:13:38.594000000</dc:date>
    <meta:document-statistic meta:table-count="0" meta:image-count="0" meta:object-count="0" meta:page-count="1" meta:paragraph-count="4" meta:word-count="21" meta:character-count="153" meta:non-whitespace-character-count="135"/>
    <meta:user-defined meta:name="Info 1"/>
    <meta:user-defined meta:name="Info 2"/>
    <meta:user-defined meta:name="Info 3"/>
    <meta:user-defined meta:name="Info 4"/>
  </office:meta>
</office:document-meta>
</file>